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#ea9999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#ea9999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5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8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11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16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19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24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27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32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35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40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43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48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51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56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59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64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67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72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75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center" fo:margin-left="5.00pt" fo:text-indent="-5.00pt">
        <style:tab-stops>
          <style:tab-stop style:position="121.70pt"/>
          <style:tab-stop style:position="65788.00pt" style:leader-style="dotted"/>
        </style:tab-stops>
      </style:paragraph-properties>
    </style:style>
    <style:style style:name="P80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center" fo:margin-left="5.00pt" fo:text-indent="-5.00pt">
        <style:tab-stops>
          <style:tab-stop style:position="735.95pt"/>
        </style:tab-stops>
      </style:paragraph-properties>
    </style:style>
    <style:style style:name="P83" style:family="paragraph">
      <style:paragraph-properties fo:line-height="100.00%" fo:text-align="left"/>
    </style:style>
    <style:style style:name="TableColumn0100" style:family="table-column">
      <style:table-column-properties style:column-width="1.759722in"/>
    </style:style>
    <style:style style:name="TableColumn0101" style:family="table-column">
      <style:table-column-properties style:column-width="8.531250in"/>
    </style:style>
    <style:style style:name="Table01" style:family="table">
      <style:table-properties style:width="10.290972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 style:min-row-height="0.817361in"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0.305556in"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 style:min-row-height="0.305556in"/>
    </style:style>
    <style:style style:name="TableCell01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2" style:family="table-row">
      <style:table-row-properties/>
    </style:style>
    <style:style style:name="TableCell01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5" style:family="table-row">
      <style:table-row-properties/>
    </style:style>
    <style:style style:name="TableCell011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7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8" style:family="table-row">
      <style:table-row-properties/>
    </style:style>
    <style:style style:name="TableCell011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1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1" style:family="table-row">
      <style:table-row-properties/>
    </style:style>
    <style:style style:name="TableCell012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4" style:family="table-row">
      <style:table-row-properties/>
    </style:style>
    <style:style style:name="TableCell012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7" style:family="table-row">
      <style:table-row-properties/>
    </style:style>
    <style:style style:name="TableCell012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8" style:family="table-row">
      <style:table-row-properties/>
    </style:style>
    <style:style style:name="TableCell012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29" style:family="table-row">
      <style:table-row-properties/>
    </style:style>
    <style:style style:name="TableCell012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29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</office:automatic-styles>
  <office:body>
    <office:text>
      <text:p text:style-name="P1"><text:span text:style-name="T1">CSE370 : Database Systems </text:span></text:p>
      <text:p text:style-name="P1"><text:span text:style-name="T1">Assignment 01/02/03 | Spring 2026</text:span></text:p>
      <text:p text:style-name="P1"><text:span text:style-name="T1">ID :<text:s/></text:span><text:span text:style-name="T2">23201493</text:span><text:span text:style-name="T3"><text:s/>| Name :<text:s/></text:span><text:span text:style-name="T4">Fabiha Tarannum</text:span></text:p>
      <text:p text:style-name="P1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6">No 1 Query</text:span></text:p>
            <text:p text:style-name="P3"><text:span text:style-name="T6">(as Plain Text)</text:span><text:span text:style-name="T7"/></text:p>
          </table:table-cell>
          <table:table-cell table:style-name="TableCell010001">
            <text:p text:style-name="P3"><text:span text:style-name="T7">CREATE TABLE employees (</text:span></text:p>
            <text:p text:style-name="P3"><text:span text:style-name="T7"><text:s text:c="4"/>e_id CHAR(4) PRIMARY KEY,</text:span></text:p>
            <text:p text:style-name="P3"><text:span text:style-name="T7"><text:s text:c="4"/>first_name VARCHAR(20),</text:span></text:p>
            <text:p text:style-name="P3"><text:span text:style-name="T7"><text:s text:c="4"/>last_name VARCHAR(20),</text:span></text:p>
            <text:p text:style-name="P3"><text:span text:style-name="T7"><text:s text:c="4"/>hire_date DATE,</text:span></text:p>
            <text:p text:style-name="P3"><text:span text:style-name="T7"><text:s text:c="4"/>job_id CHAR(10),</text:span></text:p>
            <text:p text:style-name="P3"><text:span text:style-name="T7"><text:s text:c="4"/>salary INT,</text:span></text:p>
            <text:p text:style-name="P3"><text:span text:style-name="T7"><text:s text:c="4"/>commission_pct DECIMAL(5,3),</text:span></text:p>
            <text:p text:style-name="P3"><text:span text:style-name="T7"><text:s text:c="4"/>manager_id CHAR(4),</text:span></text:p>
            <text:p text:style-name="P3"><text:span text:style-name="T7"><text:s text:c="4"/>department_id CHAR(3)</text:span></text:p>
            <text:p text:style-name="P3"><text:span text:style-name="T7">);</text:span></text:p>
          </table:table-cell>
        </table:table-row>
        <table:table-row table:style-name="TableRow0101">
          <table:table-cell table:style-name="TableCell010100">
            <text:p text:style-name="P6"><text:span text:style-name="T8">No 1 SS</text:span></text:p>
            <text:p text:style-name="P6"><text:span text:style-name="T8">(of Query &amp;Output</text:span></text:p>
            <text:p text:style-name="P6"><text:span text:style-name="T8">in Shell)</text:span><text:span text:style-name="T9"/></text:p>
          </table:table-cell>
          <table:table-cell table:style-name="TableCell010101">
            <text:p text:style-name="P6"><draw:frame text:anchor-type="as-char" svg:width="146.47mm" svg:height="72.81mm" style:rel-width="scale" style:rel-height="scale"><draw:object-ole xlink:href="OleObj1"/><draw:image xlink:href="ObjectReplacements/OleObj1"/></draw:frame><text:span text:style-name="T9"/></text:p>
            <text:p text:style-name="P6"><text:span text:style-name="T9"/></text:p>
          </table:table-cell>
        </table:table-row>
        <table:table-row table:style-name="TableRow0102">
          <table:table-cell table:style-name="TableCell010200" table:number-columns-spanned="2">
            <text:p text:style-name="P9"><text:span text:style-name="T9"/></text:p>
          </table:table-cell>
          <table:covered-table-cell/>
        </table:table-row>
        <table:table-row table:style-name="TableRow0103">
          <table:table-cell table:style-name="TableCell010300">
            <text:p text:style-name="P12"><text:span text:style-name="T10">No 2 Query</text:span></text:p>
            <text:p text:style-name="P12"><text:span text:style-name="T10">(as Plain Text)</text:span></text:p>
            <text:p text:style-name="P12"><text:span text:style-name="T11"/></text:p>
            <text:p text:style-name="P12"><text:span text:style-name="T11"/></text:p>
          </table:table-cell>
          <table:table-cell table:style-name="TableCell010301">
            <text:p text:style-name="P12"><text:span text:style-name="T11">INSERT INTO employees VALUES</text:span></text:p>
            <text:p text:style-name="P12"><text:span text:style-name="T11">('E001','John','Doe','2020-01-15','IT_PROG',65000,NULL,'E010','D01'),</text:span></text:p>
            <text:p text:style-name="P12"><text:span text:style-name="T11">('E002','Jane','Smith','2019-03-22','SA_REP',55000,0.150,'E011','D02'),</text:span></text:p>
            <text:p text:style-name="P12"><text:span text:style-name="T11">('E003','Michael','Johnson','2021-06-10','IT_PROG',62000,NULL,'E010','D01'),</text:span></text:p>
            <text:p text:style-name="P12"><text:span text:style-name="T11">('E004','Emily','Davis','2018-11-05','SA_REP',58000,0.200,'E011','D02'),</text:span></text:p>
            <text:p text:style-name="P12"><text:span text:style-name="T11">('E005','David','Wilson','2022-02-14','IT_PROG',60000,NULL,'E010','D01'),</text:span></text:p>
            <text:p text:style-name="P12"><text:span text:style-name="T11">('E006','Sarah','Brown','2020-07-30','HR_REP',50000,0.150,'E012','D03'),</text:span></text:p>
            <text:p text:style-name="P12"><text:span text:style-name="T11">('E007','James','Taylor','2019-09-18','SA_REP',60000,0.180,'E011','D02'),</text:span></text:p>
            <text:p text:style-name="P12"><text:span text:style-name="T11">('E008','Lisa','Anderson','2021-04-25','FI_ACC',52000,NULL,'E013','D04'),</text:span></text:p>
            <text:p text:style-name="P12"><text:span text:style-name="T11">('E009','Robert','Martinez','2020-12-01','IT_PROG',67000,NULL,'E010','D01'),</text:span></text:p>
            <text:p text:style-name="P12"><text:span text:style-name="T11">('E010','Patricia','Garcia','2017-05-10','IT_MAN',85000,NULL,NULL,'D01'),</text:span></text:p>
            <text:p text:style-name="P12"><text:span text:style-name="T11">('E011','Thomas','Lee','2016-08-20','SA_MAN',80000,0.100,NULL,'D02'),</text:span></text:p>
            <text:p text:style-name="P12"><text:span text:style-name="T11">('E012','Maria','White','2018-02-15','HR_MAN',75000,NULL,NULL,'D03'),</text:span></text:p>
            <text:p text:style-name="P12"><text:span text:style-name="T11">('E013','Daniel','Harris','2019-10-30','FI_MAN',78000,NULL,NULL,'D04'),</text:span></text:p>
            <text:p text:style-name="P12"><text:span text:style-name="T11">('E014','Jessica','Clark','2021-01-20','HR_REP',48000,0.100,'E012','D03'),</text:span></text:p>
            <text:p text:style-name="P12"><text:span text:style-name="T11">('E015','Kevin','Lewis','2022-03-12','FI_ACC',51000,NULL,'E013','D04');</text:span></text:p>
          </table:table-cell>
        </table:table-row>
        <table:table-row table:style-name="TableRow0104">
          <table:table-cell table:style-name="TableCell010400">
            <text:p text:style-name="P14"><text:span text:style-name="T12">No 2 SS</text:span></text:p>
            <text:p text:style-name="P14"><text:span text:style-name="T12">(of Query &amp;Output</text:span></text:p>
            <text:p text:style-name="P14"><text:span text:style-name="T12">in Shell)</text:span><text:span text:style-name="T13"/></text:p>
          </table:table-cell>
          <table:table-cell table:style-name="TableCell010401">
            <text:p text:style-name="P14"><draw:frame text:anchor-type="as-char" svg:width="146.47mm" svg:height="73.24mm" style:rel-width="scale" style:rel-height="scale"><draw:object-ole xlink:href="OleObj2"/><draw:image xlink:href="ObjectReplacements/OleObj2"/></draw:frame><text:span text:style-name="T13"/></text:p>
            <text:p text:style-name="P14"><text:span text:style-name="T13"/></text:p>
          </table:table-cell>
        </table:table-row>
        <table:table-row table:style-name="TableRow0105">
          <table:table-cell table:style-name="TableCell010500" table:number-columns-spanned="2">
            <text:p text:style-name="P17"><text:span text:style-name="T13"/></text:p>
          </table:table-cell>
          <table:covered-table-cell/>
        </table:table-row>
        <table:table-row table:style-name="TableRow0106">
          <table:table-cell table:style-name="TableCell010600">
            <text:p text:style-name="P20"><text:span text:style-name="T14">No 3 Query</text:span></text:p>
            <text:p text:style-name="P20"><text:span text:style-name="T14">(as Plain Text)</text:span><text:span text:style-name="T15"/></text:p>
          </table:table-cell>
          <table:table-cell table:style-name="TableCell010601">
            <text:p text:style-name="P20"><text:span text:style-name="T15">SELECT first_name, last_name, hire_date, department_id</text:span></text:p>
            <text:p text:style-name="P20"><text:span text:style-name="T15">FROM employees</text:span></text:p>
            <text:p text:style-name="P20"><text:span text:style-name="T15">WHERE hire_date = (SELECT MAX(hire_date) FROM employees);</text:span></text:p>
          </table:table-cell>
        </table:table-row>
        <table:table-row table:style-name="TableRow0107">
          <table:table-cell table:style-name="TableCell010700">
            <text:p text:style-name="P22"><text:span text:style-name="T16">No 3 SS</text:span></text:p>
            <text:p text:style-name="P22"><text:span text:style-name="T16">(of Query &amp;Output</text:span></text:p>
            <text:p text:style-name="P22"><text:span text:style-name="T16">in Shell)</text:span><text:span text:style-name="T17"/></text:p>
          </table:table-cell>
          <table:table-cell table:style-name="TableCell010701">
            <text:p text:style-name="P22"><draw:frame text:anchor-type="as-char" svg:width="146.47mm" svg:height="40.85mm" style:rel-width="scale" style:rel-height="scale"><draw:object-ole xlink:href="OleObj3"/><draw:image xlink:href="ObjectReplacements/OleObj3"/></draw:frame><text:span text:style-name="T17"/></text:p>
            <text:p text:style-name="P22"><text:span text:style-name="T17"/></text:p>
          </table:table-cell>
        </table:table-row>
        <table:table-row table:style-name="TableRow0108">
          <table:table-cell table:style-name="TableCell010800" table:number-columns-spanned="2">
            <text:p text:style-name="P25"><text:span text:style-name="T17"/></text:p>
          </table:table-cell>
          <table:covered-table-cell/>
        </table:table-row>
        <table:table-row table:style-name="TableRow0109">
          <table:table-cell table:style-name="TableCell010900">
            <text:p text:style-name="P28"><text:span text:style-name="T18">No 4 Query</text:span></text:p>
            <text:p text:style-name="P28"><text:span text:style-name="T18">(as Plain Text)</text:span><text:span text:style-name="T19"/></text:p>
          </table:table-cell>
          <table:table-cell table:style-name="TableCell010901">
            <text:p text:style-name="P28"><text:span text:style-name="T19">SELECT first_name, last_name, e_id, salary, department_id</text:span></text:p>
            <text:p text:style-name="P28"><text:span text:style-name="T19">FROM employees e</text:span></text:p>
            <text:p text:style-name="P28"><text:span text:style-name="T19">WHERE salary = (</text:span></text:p>
            <text:p text:style-name="P28"><text:span text:style-name="T19"><text:s text:c="4"/>SELECT MAX(salary)</text:span></text:p>
            <text:p text:style-name="P28"><text:span text:style-name="T19"><text:s text:c="4"/>FROM employees</text:span></text:p>
            <text:p text:style-name="P28"><text:span text:style-name="T19"><text:s text:c="4"/>WHERE department_id = e.department_id</text:span></text:p>
            <text:p text:style-name="P28"><text:span text:style-name="T19">);</text:span></text:p>
          </table:table-cell>
        </table:table-row>
        <table:table-row table:style-name="TableRow0110">
          <table:table-cell table:style-name="TableCell011000">
            <text:p text:style-name="P30"><text:span text:style-name="T20">No 4 SS</text:span></text:p>
            <text:p text:style-name="P30"><text:span text:style-name="T20">(of Query &amp;Output</text:span></text:p>
            <text:p text:style-name="P30"><text:span text:style-name="T20">in Shell)</text:span><text:span text:style-name="T21"/></text:p>
          </table:table-cell>
          <table:table-cell table:style-name="TableCell011001">
            <text:p text:style-name="P30"><draw:frame text:anchor-type="as-char" svg:width="146.47mm" svg:height="57.57mm" style:rel-width="scale" style:rel-height="scale"><draw:object-ole xlink:href="OleObj4"/><draw:image xlink:href="ObjectReplacements/OleObj4"/></draw:frame><text:span text:style-name="T21"/></text:p>
            <text:p text:style-name="P30"><text:span text:style-name="T21"/></text:p>
          </table:table-cell>
        </table:table-row>
        <table:table-row table:style-name="TableRow0111">
          <table:table-cell table:style-name="TableCell011100" table:number-columns-spanned="2">
            <text:p text:style-name="P33"><text:span text:style-name="T21"/></text:p>
          </table:table-cell>
          <table:covered-table-cell/>
        </table:table-row>
        <table:table-row table:style-name="TableRow0112">
          <table:table-cell table:style-name="TableCell011200">
            <text:p text:style-name="P36"><text:span text:style-name="T22">No 5 Query</text:span></text:p>
            <text:p text:style-name="P36"><text:span text:style-name="T22">(as Plain Text)</text:span><text:span text:style-name="T23"/></text:p>
          </table:table-cell>
          <table:table-cell table:style-name="TableCell011201">
            <text:p text:style-name="P36"><text:span text:style-name="T23">SELECT first_name, last_name, e_id, commission_pct, department_id</text:span></text:p>
            <text:p text:style-name="P36"><text:span text:style-name="T23">FROM employees</text:span></text:p>
            <text:p text:style-name="P36"><text:span text:style-name="T23">WHERE department_id = 'D02'</text:span></text:p>
            <text:p text:style-name="P36"><text:span text:style-name="T23">AND commission_pct &gt; ALL (</text:span></text:p>
            <text:p text:style-name="P36"><text:span text:style-name="T23"><text:s text:c="4"/>SELECT commission_pct</text:span></text:p>
            <text:p text:style-name="P36"><text:span text:style-name="T23"><text:s text:c="4"/>FROM employees</text:span></text:p>
            <text:p text:style-name="P36"><text:span text:style-name="T23"><text:s text:c="4"/>WHERE department_id = 'D01'</text:span></text:p>
            <text:p text:style-name="P36"><text:span text:style-name="T23"><text:s text:c="4"/>AND commission_pct IS NOT NULL</text:span></text:p>
            <text:p text:style-name="P36"><text:span text:style-name="T23">);</text:span></text:p>
          </table:table-cell>
        </table:table-row>
        <table:table-row table:style-name="TableRow0113">
          <table:table-cell table:style-name="TableCell011300">
            <text:p text:style-name="P38"><text:span text:style-name="T24">No 5 SS</text:span></text:p>
            <text:p text:style-name="P38"><text:span text:style-name="T24">(of Query &amp;Output</text:span></text:p>
            <text:p text:style-name="P38"><text:span text:style-name="T24">in Shell)</text:span><text:span text:style-name="T25"/></text:p>
          </table:table-cell>
          <table:table-cell table:style-name="TableCell011301">
            <text:p text:style-name="P38"><draw:frame text:anchor-type="as-char" svg:width="146.47mm" svg:height="85.51mm" style:rel-width="scale" style:rel-height="scale"><draw:object-ole xlink:href="OleObj5"/><draw:image xlink:href="ObjectReplacements/OleObj5"/></draw:frame><text:span text:style-name="T25"/></text:p>
            <text:p text:style-name="P38"><text:span text:style-name="T25"/></text:p>
          </table:table-cell>
        </table:table-row>
        <table:table-row table:style-name="TableRow0114">
          <table:table-cell table:style-name="TableCell011400" table:number-columns-spanned="2">
            <text:p text:style-name="P41"><text:span text:style-name="T25"/></text:p>
          </table:table-cell>
          <table:covered-table-cell/>
        </table:table-row>
        <table:table-row table:style-name="TableRow0115">
          <table:table-cell table:style-name="TableCell011500">
            <text:p text:style-name="P44"><text:span text:style-name="T26">No 6 Query</text:span></text:p>
            <text:p text:style-name="P44"><text:span text:style-name="T26">(as Plain Text)</text:span><text:span text:style-name="T27"/></text:p>
          </table:table-cell>
          <table:table-cell table:style-name="TableCell011501">
            <text:p text:style-name="P44"><text:span text:style-name="T27">SELECT department_id, COUNT(*) AS total_employees</text:span></text:p>
            <text:p text:style-name="P44"><text:span text:style-name="T27">FROM employees</text:span></text:p>
            <text:p text:style-name="P44"><text:span text:style-name="T27">GROUP BY department_id</text:span></text:p>
            <text:p text:style-name="P44"><text:span text:style-name="T27">HAVING MAX(salary) &lt;= 70000;</text:span></text:p>
          </table:table-cell>
        </table:table-row>
        <table:table-row table:style-name="TableRow0116">
          <table:table-cell table:style-name="TableCell011600">
            <text:p text:style-name="P46"><text:span text:style-name="T28">No 6 SS</text:span></text:p>
            <text:p text:style-name="P46"><text:span text:style-name="T28">(of Query &amp;Output</text:span></text:p>
            <text:p text:style-name="P46"><text:span text:style-name="T28">in Shell)</text:span><text:span text:style-name="T29"/></text:p>
          </table:table-cell>
          <table:table-cell table:style-name="TableCell011601">
            <text:p text:style-name="P46"><draw:frame text:anchor-type="as-char" svg:width="146.47mm" svg:height="28.15mm" style:rel-width="scale" style:rel-height="scale"><draw:object-ole xlink:href="OleObj6"/><draw:image xlink:href="ObjectReplacements/OleObj6"/></draw:frame><text:span text:style-name="T29"/></text:p>
            <text:p text:style-name="P46"><text:span text:style-name="T29"/></text:p>
          </table:table-cell>
        </table:table-row>
        <table:table-row table:style-name="TableRow0117">
          <table:table-cell table:style-name="TableCell011700" table:number-columns-spanned="2">
            <text:p text:style-name="P49"><text:span text:style-name="T29"/></text:p>
          </table:table-cell>
          <table:covered-table-cell/>
        </table:table-row>
        <table:table-row table:style-name="TableRow0118">
          <table:table-cell table:style-name="TableCell011800">
            <text:p text:style-name="P52"><text:span text:style-name="T30">No 7 Query</text:span></text:p>
            <text:p text:style-name="P52"><text:span text:style-name="T30">(as Plain Text)</text:span><text:span text:style-name="T31"/></text:p>
          </table:table-cell>
          <table:table-cell table:style-name="TableCell011801">
            <text:p text:style-name="P52"><text:span text:style-name="T31">SELECT e1.department_id, e1.job_id, e1.salary</text:span></text:p>
            <text:p text:style-name="P52"><text:span text:style-name="T31">FROM employees e1</text:span></text:p>
            <text:p text:style-name="P52"><text:span text:style-name="T31">WHERE e1.salary &lt; ANY (</text:span></text:p>
            <text:p text:style-name="P52"><text:span text:style-name="T31"><text:s text:c="4"/>SELECT e2.salary</text:span></text:p>
            <text:p text:style-name="P52"><text:span text:style-name="T31"><text:s text:c="4"/>FROM employees e2</text:span></text:p>
            <text:p text:style-name="P52"><text:span text:style-name="T31"><text:s text:c="4"/>WHERE e2.department_id = e1.department_id</text:span></text:p>
            <text:p text:style-name="P52"><text:span text:style-name="T31"><text:s text:c="4"/>AND e2.job_id &lt;&gt; e1.job_id</text:span></text:p>
            <text:p text:style-name="P52"><text:span text:style-name="T31">);</text:span></text:p>
          </table:table-cell>
        </table:table-row>
        <table:table-row table:style-name="TableRow0119">
          <table:table-cell table:style-name="TableCell011900">
            <text:p text:style-name="P54"><text:span text:style-name="T32">No 7 SS</text:span></text:p>
            <text:p text:style-name="P54"><text:span text:style-name="T32">(of Query &amp;Output</text:span></text:p>
            <text:p text:style-name="P54"><text:span text:style-name="T32">in Shell)</text:span><text:span text:style-name="T33"/></text:p>
          </table:table-cell>
          <table:table-cell table:style-name="TableCell011901">
            <text:p text:style-name="P54"><draw:frame text:anchor-type="as-char" svg:width="146.47mm" svg:height="92.50mm" style:rel-width="scale" style:rel-height="scale"><draw:object-ole xlink:href="OleObj7"/><draw:image xlink:href="ObjectReplacements/OleObj7"/></draw:frame><text:span text:style-name="T33"/></text:p>
            <text:p text:style-name="P54"><text:span text:style-name="T33"/></text:p>
          </table:table-cell>
        </table:table-row>
        <table:table-row table:style-name="TableRow0120">
          <table:table-cell table:style-name="TableCell012000" table:number-columns-spanned="2">
            <text:p text:style-name="P57"><text:span text:style-name="T33"/></text:p>
          </table:table-cell>
          <table:covered-table-cell/>
        </table:table-row>
        <table:table-row table:style-name="TableRow0121">
          <table:table-cell table:style-name="TableCell012100">
            <text:p text:style-name="P60"><text:span text:style-name="T34">No 8 Query</text:span></text:p>
            <text:p text:style-name="P60"><text:span text:style-name="T34">(as Plain Text)</text:span><text:span text:style-name="T35"/></text:p>
          </table:table-cell>
          <table:table-cell table:style-name="TableCell012101">
            <text:p text:style-name="P60"><text:span text:style-name="T35"><text:s/>SELECT DISTINCT manager_id</text:span></text:p>
            <text:p text:style-name="P60"><text:span text:style-name="T35">FROM employees m</text:span></text:p>
            <text:p text:style-name="P60"><text:span text:style-name="T35">WHERE manager_id IS NOT NULL</text:span></text:p>
            <text:p text:style-name="P60"><text:span text:style-name="T35">AND manager_id NOT IN (</text:span></text:p>
            <text:p text:style-name="P60"><text:span text:style-name="T35"><text:s text:c="4"/>SELECT manager_id</text:span></text:p>
            <text:p text:style-name="P60"><text:span text:style-name="T35"><text:s text:c="4"/>FROM employees</text:span></text:p>
            <text:p text:style-name="P60"><text:span text:style-name="T35"><text:s text:c="4"/>WHERE salary &lt; 55000</text:span></text:p>
            <text:p text:style-name="P60"><text:span text:style-name="T35">);</text:span></text:p>
          </table:table-cell>
        </table:table-row>
        <table:table-row table:style-name="TableRow0122">
          <table:table-cell table:style-name="TableCell012200">
            <text:p text:style-name="P62"><text:span text:style-name="T36">No 8<text:s text:c="2"/>SS</text:span></text:p>
            <text:p text:style-name="P62"><text:span text:style-name="T36">(of Query &amp;Output</text:span></text:p>
            <text:p text:style-name="P62"><text:span text:style-name="T36">in Shell)</text:span><text:span text:style-name="T37"/></text:p>
          </table:table-cell>
          <table:table-cell table:style-name="TableCell012201">
            <text:p text:style-name="P62"><draw:frame text:anchor-type="as-char" svg:width="145.42mm" svg:height="85.30mm" style:rel-width="scale" style:rel-height="scale"><draw:object-ole xlink:href="OleObj8"/><draw:image xlink:href="ObjectReplacements/OleObj8"/></draw:frame><text:span text:style-name="T37"/></text:p>
            <text:p text:style-name="P62"><text:span text:style-name="T37"/></text:p>
          </table:table-cell>
        </table:table-row>
        <table:table-row table:style-name="TableRow0123">
          <table:table-cell table:style-name="TableCell012300" table:number-columns-spanned="2">
            <text:p text:style-name="P65"><text:span text:style-name="T37"/></text:p>
          </table:table-cell>
          <table:covered-table-cell/>
        </table:table-row>
        <table:table-row table:style-name="TableRow0124">
          <table:table-cell table:style-name="TableCell012400">
            <text:p text:style-name="P68"><text:span text:style-name="T38">No 9 Query</text:span></text:p>
            <text:p text:style-name="P68"><text:span text:style-name="T38">(as Plain Text)</text:span><text:span text:style-name="T39"/></text:p>
          </table:table-cell>
          <table:table-cell table:style-name="TableCell012401">
            <text:p text:style-name="P68"><text:span text:style-name="T39">SELECT first_name, last_name, e_id, salary, department_id, commission_pct</text:span></text:p>
            <text:p text:style-name="P68"><text:span text:style-name="T39">FROM employees e</text:span></text:p>
            <text:p text:style-name="P68"><text:span text:style-name="T39">WHERE commission_pct = (</text:span></text:p>
            <text:p text:style-name="P68"><text:span text:style-name="T39"><text:s text:c="4"/>SELECT MAX(commission_pct)</text:span></text:p>
            <text:p text:style-name="P68"><text:span text:style-name="T39"><text:s text:c="4"/>FROM employees</text:span></text:p>
            <text:p text:style-name="P68"><text:span text:style-name="T39"><text:s text:c="4"/>WHERE manager_id = e.manager_id</text:span></text:p>
            <text:p text:style-name="P68"><text:span text:style-name="T39">);</text:span></text:p>
          </table:table-cell>
        </table:table-row>
        <table:table-row table:style-name="TableRow0125">
          <table:table-cell table:style-name="TableCell012500">
            <text:p text:style-name="P70"><text:span text:style-name="T40">No 9 SS</text:span></text:p>
            <text:p text:style-name="P70"><text:span text:style-name="T40">(of Query &amp;Output</text:span></text:p>
            <text:p text:style-name="P70"><text:span text:style-name="T40">in Shell)</text:span><text:span text:style-name="T41"/></text:p>
          </table:table-cell>
          <table:table-cell table:style-name="TableCell012501">
            <text:p text:style-name="P70"><draw:frame text:anchor-type="as-char" svg:width="146.47mm" svg:height="46.36mm" style:rel-width="scale" style:rel-height="scale"><draw:object-ole xlink:href="OleObj9"/><draw:image xlink:href="ObjectReplacements/OleObj9"/></draw:frame><text:span text:style-name="T41"/></text:p>
            <text:p text:style-name="P70"><text:span text:style-name="T41"/></text:p>
          </table:table-cell>
        </table:table-row>
        <table:table-row table:style-name="TableRow0126">
          <table:table-cell table:style-name="TableCell012600" table:number-columns-spanned="2">
            <text:p text:style-name="P73"><text:span text:style-name="T41"/></text:p>
          </table:table-cell>
          <table:covered-table-cell/>
        </table:table-row>
        <table:table-row table:style-name="TableRow0127">
          <table:table-cell table:style-name="TableCell012700">
            <text:p text:style-name="P76"><text:span text:style-name="T42">No 10 Query</text:span></text:p>
            <text:p text:style-name="P76"><text:span text:style-name="T42">(as Plain Text)</text:span><text:span text:style-name="T43"/></text:p>
          </table:table-cell>
          <table:table-cell table:style-name="TableCell012701">
            <text:p text:style-name="P76"><text:span text:style-name="T43">SELECT job_id, AVG(salary) AS avg_salary</text:span></text:p>
            <text:p text:style-name="P76"><text:span text:style-name="T43">FROM employees</text:span></text:p>
            <text:p text:style-name="P76"><text:span text:style-name="T43">GROUP BY job_id</text:span></text:p>
            <text:p text:style-name="P76"><text:span text:style-name="T43">HAVING AVG(salary) &lt; (SELECT AVG(salary) FROM employees);</text:span></text:p>
          </table:table-cell>
        </table:table-row>
        <table:table-row table:style-name="TableRow0128">
          <table:table-cell table:style-name="TableCell012800">
            <text:p text:style-name="P78"><text:span text:style-name="T44">No 10 SS</text:span></text:p>
            <text:p text:style-name="P78"><text:span text:style-name="T44">(of Query &amp;Output</text:span></text:p>
            <text:p text:style-name="P78"><text:span text:style-name="T44">in Shell)</text:span><text:span text:style-name="T45"/></text:p>
          </table:table-cell>
          <table:table-cell table:style-name="TableCell012801">
            <text:p text:style-name="P78"><draw:frame text:anchor-type="as-char" svg:width="146.47mm" svg:height="62.44mm" style:rel-width="scale" style:rel-height="scale"><draw:object-ole xlink:href="OleObj10"/><draw:image xlink:href="ObjectReplacements/OleObj10"/></draw:frame><text:span text:style-name="T45"/></text:p>
            <text:p text:style-name="P78"><text:span text:style-name="T45"/></text:p>
          </table:table-cell>
        </table:table-row>
        <table:table-row table:style-name="TableRow0129">
          <table:table-cell table:style-name="TableCell012900" table:number-columns-spanned="2">
            <text:p text:style-name="P81"><text:span text:style-name="T45"/></text:p>
          </table:table-cell>
          <table:covered-table-cell/>
        </table:table-row>
      </table:table>
      <text:p text:style-name="P83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